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28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5.625cm"/>
    </style:style>
    <style:style style:name="co4" style:family="table-column">
      <style:table-column-properties fo:break-before="auto" style:column-width="5.646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/>
          <table:table-cell table:style-name="ce1" office:value-type="string">
            <text:p>Time taken for tests (s)</text:p>
          </table:table-cell>
          <table:table-cell>
            <draw:frame table:end-cell-address="Hoja1.G21" table:end-x="0.757cm" table:end-y="0.399cm" draw:z-index="0" draw:style-name="gr1" draw:text-style-name="P1" svg:width="15.999cm" svg:height="8.915cm" svg:x="3.236cm" svg:y="0.122cm">
              <draw:object draw:notify-on-update-of-ranges="Hoja1.A1:Hoja1.A1 Hoja1.A2:Hoja1.A7 Hoja1.B1:Hoja1.B1 Hoja1.B2:Hoja1.B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2">
          <table:table-cell table:style-name="ce1" office:value-type="string">
            <text:p>1ª Máquina</text:p>
          </table:table-cell>
          <table:table-cell table:style-name="ce1" office:value-type="float" office:value="0.322">
            <text:p>0,32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2ª Máquina</text:p>
          </table:table-cell>
          <table:table-cell table:style-name="ce1" office:value-type="float" office:value="0.307">
            <text:p>0,307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3ª Máquina</text:p>
          </table:table-cell>
          <table:table-cell table:style-name="ce1" office:value-type="float" office:value="0.256">
            <text:p>0,256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4ª Máquina</text:p>
          </table:table-cell>
          <table:table-cell table:style-name="ce1" office:value-type="float" office:value="0.433">
            <text:p>0,433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5ª Máquina</text:p>
          </table:table-cell>
          <table:table-cell table:style-name="ce1" office:value-type="float" office:value="0.397">
            <text:p>0,397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6ª Máquina</text:p>
          </table:table-cell>
          <table:table-cell table:style-name="ce1" office:value-type="float" office:value="0.318">
            <text:p>0,318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1"/>
          <table:table-cell table:style-name="ce1" office:value-type="string">
            <text:p>Request per second (#/s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1ª Máquina</text:p>
          </table:table-cell>
          <table:table-cell table:style-name="ce1" office:value-type="float" office:value="3102.32">
            <text:p>3102,3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2ª Máquina</text:p>
          </table:table-cell>
          <table:table-cell table:style-name="ce1" office:value-type="float" office:value="3256.2">
            <text:p>3256,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3ª Máquina</text:p>
          </table:table-cell>
          <table:table-cell table:style-name="ce1" office:value-type="float" office:value="3900.06">
            <text:p>3900,06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4ª Máquina</text:p>
          </table:table-cell>
          <table:table-cell table:style-name="ce1" office:value-type="float" office:value="2308.9">
            <text:p>2308,9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5ª Máquina</text:p>
          </table:table-cell>
          <table:table-cell table:style-name="ce1" office:value-type="float" office:value="2519.42">
            <text:p>2519,4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6ª Máquina</text:p>
          </table:table-cell>
          <table:table-cell table:style-name="ce1" office:value-type="float" office:value="3146.41">
            <text:p>3146,41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Time per request (ms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1ª Máquina</text:p>
          </table:table-cell>
          <table:table-cell table:style-name="ce1" office:value-type="float" office:value="32.234">
            <text:p>32,234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2ª Máquina</text:p>
          </table:table-cell>
          <table:table-cell table:style-name="ce1" office:value-type="float" office:value="30.711">
            <text:p>30,711</text:p>
          </table:table-cell>
          <table:table-cell>
            <draw:frame table:end-cell-address="Hoja1.G44" table:end-x="0.758cm" table:end-y="0.037cm" draw:z-index="1" draw:style-name="gr1" draw:text-style-name="P1" svg:width="15.999cm" svg:height="8.999cm" svg:x="3.237cm" svg:y="0.093cm">
              <draw:object draw:notify-on-update-of-ranges="Hoja1.A11:Hoja1.A11 Hoja1.A12:Hoja1.A17 Hoja1.B11:Hoja1.B11 Hoja1.B12:Hoja1.B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2">
          <table:table-cell table:style-name="ce1" office:value-type="string">
            <text:p>3ª Máquina</text:p>
          </table:table-cell>
          <table:table-cell table:style-name="ce1" office:value-type="float" office:value="25.641">
            <text:p>25,641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4ª Máquina</text:p>
          </table:table-cell>
          <table:table-cell table:style-name="ce1" office:value-type="float" office:value="43.311">
            <text:p>43,311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5ª Máquina</text:p>
          </table:table-cell>
          <table:table-cell table:style-name="ce1" office:value-type="float" office:value="39.692">
            <text:p>39,69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6ª Máquina</text:p>
          </table:table-cell>
          <table:table-cell table:style-name="ce1" office:value-type="float" office:value="31.782">
            <text:p>31,782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Transfer rate (KB/s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1ª Máquina</text:p>
          </table:table-cell>
          <table:table-cell table:style-name="ce1" office:value-type="float" office:value="29829.57">
            <text:p>29829,57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2ª Máquina</text:p>
          </table:table-cell>
          <table:table-cell table:style-name="ce1" office:value-type="float" office:value="31309.17">
            <text:p>31309,17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3ª Máquina</text:p>
          </table:table-cell>
          <table:table-cell table:style-name="ce1" office:value-type="float" office:value="37500.04">
            <text:p>37500,04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4ª Máquina</text:p>
          </table:table-cell>
          <table:table-cell table:style-name="ce1" office:value-type="float" office:value="22293.02">
            <text:p>22293,0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5ª Máquina</text:p>
          </table:table-cell>
          <table:table-cell table:style-name="ce1" office:value-type="float" office:value="24180.51">
            <text:p>24180,51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6ª Máquina</text:p>
          </table:table-cell>
          <table:table-cell table:style-name="ce1" office:value-type="float" office:value="30334.03">
            <text:p>30334,03</text:p>
          </table:table-cell>
          <table:table-cell table:number-columns-repeated="1022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Hoja1.G67" table:end-x="0.89cm" table:end-y="0.095cm" draw:z-index="2" draw:style-name="gr1" draw:text-style-name="P1" svg:width="15.999cm" svg:height="8.999cm" svg:x="3.369cm" svg:y="0.137cm">
              <draw:object draw:notify-on-update-of-ranges="Hoja1.A21:Hoja1.A21 Hoja1.A22:Hoja1.A27 Hoja1.B21:Hoja1.B21 Hoja1.B22:Hoja1.B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Hoja1.G89" table:end-x="0.998cm" table:end-y="0.281cm" draw:z-index="3" draw:style-name="gr1" draw:text-style-name="P1" svg:width="15.999cm" svg:height="8.999cm" svg:x="3.477cm" svg:y="0.323cm">
              <draw:object draw:notify-on-update-of-ranges="Hoja1.A30:Hoja1.A30 Hoja1.A31:Hoja1.A36 Hoja1.B30:Hoja1.B30 Hoja1.B31:Hoja1.B3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12/01/2014</text:date>, <text:time>20:42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Antonio Pérez Maldonado</meta:initial-creator>
    <meta:creation-date>2014-01-12T19:43:08.37</meta:creation-date>
    <dc:date>2014-01-12T20:42:58.28</dc:date>
    <dc:creator>Juan Antonio Pérez Maldonado</dc:creator>
    <meta:editing-duration>PT44M37S</meta:editing-duration>
    <meta:editing-cycles>4</meta:editing-cycles>
    <meta:generator>OpenOffice/4.0.1$Win32 OpenOffice.org_project/401m5$Build-9714</meta:generator>
    <meta:document-statistic meta:table-count="3" meta:cell-count="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16cm" xlink:href=".." xlink:type="simple" chart:class="chart:bar" chart:style-name="ch1">
        <chart:title svg:x="5.895cm" svg:y="0.314cm" chart:style-name="ch2">
          <text:p>Time taken for tests</text:p>
        </chart:title>
        <chart:plot-area chart:style-name="ch3" table:cell-range-address="Hoja1.A1:Hoja1.B7" chart:data-source-has-labels="both" svg:x="1.321cm" svg:y="1.653cm" svg:width="14.039cm" svg:height="6.114cm">
          <chartooo:coordinate-region svg:x="2.249cm" svg:y="1.855cm" svg:width="13.111cm" svg:height="5.259cm"/>
          <chart:axis chart:dimension="x" chart:name="primary-x" chart:style-name="ch4" chartooo:axis-type="auto">
            <chartooo:date-scale/>
            <chart:title svg:x="7.076cm" svg:y="7.945cm" chart:style-name="ch5">
              <text:p>Casos de estudio</text:p>
            </chart:title>
            <chart:categories table:cell-range-address="Hoja1.A2:Hoja1.A7"/>
          </chart:axis>
          <chart:axis chart:dimension="y" chart:name="primary-y" chart:style-name="ch6">
            <chart:title svg:x="0.451cm" svg:y="5.466cm" chart:style-name="ch7">
              <text:p>Segundos</text:p>
            </chart:title>
            <chart:grid chart:style-name="ch8" chart:class="major"/>
          </chart:axis>
          <chart:series chart:style-name="ch9" chart:values-cell-range-address="Hoja1.B2:Hoja1.B7" chart:label-cell-address="Hoja1.B1:Hoja1.B1" chart:class="chart:bar">
            <chart:data-point chart:style-name="ch10"/>
            <chart:data-point chart:repeated="2"/>
            <chart:data-point chart:style-name="ch11"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for tests (s)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ª Máquina</text:p>
                <draw:g>
                  <svg:desc>Hoja1.A2:Hoja1.A7</svg:desc>
                </draw:g>
              </table:table-cell>
              <table:table-cell office:value-type="float" office:value="0.322">
                <text:p>0.322</text:p>
                <draw:g>
                  <svg:desc>Hoja1.B2:Hoja1.B7</svg:desc>
                </draw:g>
              </table:table-cell>
            </table:table-row>
            <table:table-row>
              <table:table-cell office:value-type="string">
                <text:p>2ª Máquina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3ª Máquina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4ª Máquina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string">
                <text:p>5ª Máquina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6ª Máquina</text:p>
              </table:table-cell>
              <table:table-cell office:value-type="float" office:value="0.318">
                <text:p>0.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74cm" svg:y="0.316cm" chart:style-name="ch2">
          <text:p>Request per second</text:p>
        </chart:title>
        <chart:plot-area chart:style-name="ch3" table:cell-range-address="Hoja1.A11:Hoja1.B17" chart:data-source-has-labels="both" svg:x="1.321cm" svg:y="1.661cm" svg:width="14.039cm" svg:height="6.188cm">
          <chartooo:coordinate-region svg:x="2.334cm" svg:y="1.864cm" svg:width="13.026cm" svg:height="5.332cm"/>
          <chart:axis chart:dimension="x" chart:name="primary-x" chart:style-name="ch4" chartooo:axis-type="auto">
            <chartooo:date-scale/>
            <chart:title svg:x="7.076cm" svg:y="8.029cm" chart:style-name="ch5">
              <text:p>Casos de estudio</text:p>
            </chart:title>
            <chart:categories table:cell-range-address="Hoja1.A12:Hoja1.A17"/>
          </chart:axis>
          <chart:axis chart:dimension="y" chart:name="primary-y" chart:style-name="ch6">
            <chart:title svg:x="0.451cm" svg:y="6.432cm" chart:style-name="ch7">
              <text:p>Peticiones por segundo</text:p>
            </chart:title>
            <chart:grid chart:style-name="ch8" chart:class="major"/>
          </chart:axis>
          <chart:series chart:style-name="ch9" chart:values-cell-range-address="Hoja1.B12:Hoja1.B17" chart:label-cell-address="Hoja1.B11:Hoja1.B11" chart:class="chart:bar">
            <chart:data-point chart:style-name="ch10" chart:repeated="3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per second (#/s)</text:p>
                <draw:g>
                  <svg:desc>Hoja1.B11:Hoja1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ª Máquina</text:p>
                <draw:g>
                  <svg:desc>Hoja1.A12:Hoja1.A17</svg:desc>
                </draw:g>
              </table:table-cell>
              <table:table-cell office:value-type="float" office:value="3102.32">
                <text:p>3102.32</text:p>
                <draw:g>
                  <svg:desc>Hoja1.B12:Hoja1.B17</svg:desc>
                </draw:g>
              </table:table-cell>
            </table:table-row>
            <table:table-row>
              <table:table-cell office:value-type="string">
                <text:p>2ª Máquina</text:p>
              </table:table-cell>
              <table:table-cell office:value-type="float" office:value="3256.2">
                <text:p>3256.2</text:p>
              </table:table-cell>
            </table:table-row>
            <table:table-row>
              <table:table-cell office:value-type="string">
                <text:p>3ª Máquina</text:p>
              </table:table-cell>
              <table:table-cell office:value-type="float" office:value="3900.06">
                <text:p>3900.06</text:p>
              </table:table-cell>
            </table:table-row>
            <table:table-row>
              <table:table-cell office:value-type="string">
                <text:p>4ª Máquina</text:p>
              </table:table-cell>
              <table:table-cell office:value-type="float" office:value="2308.9">
                <text:p>2308.9</text:p>
              </table:table-cell>
            </table:table-row>
            <table:table-row>
              <table:table-cell office:value-type="string">
                <text:p>5ª Máquina</text:p>
              </table:table-cell>
              <table:table-cell office:value-type="float" office:value="2519.42">
                <text:p>2519.42</text:p>
              </table:table-cell>
            </table:table-row>
            <table:table-row>
              <table:table-cell office:value-type="string">
                <text:p>6ª Máquina</text:p>
              </table:table-cell>
              <table:table-cell office:value-type="float" office:value="3146.41">
                <text:p>3146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2cm" svg:y="0.316cm" chart:style-name="ch2">
          <text:p>Time per request</text:p>
        </chart:title>
        <chart:plot-area chart:style-name="ch3" table:cell-range-address="Hoja1.A21:Hoja1.B27" chart:data-source-has-labels="both" svg:x="1.321cm" svg:y="1.661cm" svg:width="14.039cm" svg:height="6.188cm">
          <chartooo:coordinate-region svg:x="1.953cm" svg:y="1.863cm" svg:width="13.407cm" svg:height="5.333cm"/>
          <chart:axis chart:dimension="x" chart:name="primary-x" chart:style-name="ch4" chartooo:axis-type="auto">
            <chartooo:date-scale/>
            <chart:title svg:x="7.076cm" svg:y="8.029cm" chart:style-name="ch5">
              <text:p>Casos de estudio</text:p>
            </chart:title>
            <chart:categories table:cell-range-address="Hoja1.A22:Hoja1.A27"/>
          </chart:axis>
          <chart:axis chart:dimension="y" chart:name="primary-y" chart:style-name="ch6">
            <chart:title svg:x="0.451cm" svg:y="5.701cm" chart:style-name="ch7">
              <text:p>Milisegundos</text:p>
            </chart:title>
            <chart:grid chart:style-name="ch8" chart:class="major"/>
          </chart:axis>
          <chart:series chart:style-name="ch9" chart:values-cell-range-address="Hoja1.B22:Hoja1.B27" chart:label-cell-address="Hoja1.B21:Hoja1.B21" chart:class="chart:bar">
            <chart:data-point chart:style-name="ch10" chart:repeated="3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er request (ms)</text:p>
                <draw:g>
                  <svg:desc>Hoja1.B21:Hoja1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ª Máquina</text:p>
                <draw:g>
                  <svg:desc>Hoja1.A22:Hoja1.A27</svg:desc>
                </draw:g>
              </table:table-cell>
              <table:table-cell office:value-type="float" office:value="32.234">
                <text:p>32.234</text:p>
                <draw:g>
                  <svg:desc>Hoja1.B22:Hoja1.B27</svg:desc>
                </draw:g>
              </table:table-cell>
            </table:table-row>
            <table:table-row>
              <table:table-cell office:value-type="string">
                <text:p>2ª Máquina</text:p>
              </table:table-cell>
              <table:table-cell office:value-type="float" office:value="30.711">
                <text:p>30.711</text:p>
              </table:table-cell>
            </table:table-row>
            <table:table-row>
              <table:table-cell office:value-type="string">
                <text:p>3ª Máquina</text:p>
              </table:table-cell>
              <table:table-cell office:value-type="float" office:value="25.641">
                <text:p>25.641</text:p>
              </table:table-cell>
            </table:table-row>
            <table:table-row>
              <table:table-cell office:value-type="string">
                <text:p>4ª Máquina</text:p>
              </table:table-cell>
              <table:table-cell office:value-type="float" office:value="43.311">
                <text:p>43.311</text:p>
              </table:table-cell>
            </table:table-row>
            <table:table-row>
              <table:table-cell office:value-type="string">
                <text:p>5ª Máquina</text:p>
              </table:table-cell>
              <table:table-cell office:value-type="float" office:value="39.692">
                <text:p>39.692</text:p>
              </table:table-cell>
            </table:table-row>
            <table:table-row>
              <table:table-cell office:value-type="string">
                <text:p>6ª Máquina</text:p>
              </table:table-cell>
              <table:table-cell office:value-type="float" office:value="31.782">
                <text:p>31.7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4cm" svg:y="0.316cm" chart:style-name="ch2">
          <text:p>Transfer rate</text:p>
        </chart:title>
        <chart:plot-area chart:style-name="ch3" table:cell-range-address="Hoja1.A30:Hoja1.B36" chart:data-source-has-labels="both" svg:x="1.321cm" svg:y="1.661cm" svg:width="14.039cm" svg:height="6.188cm">
          <chartooo:coordinate-region svg:x="2.525cm" svg:y="1.863cm" svg:width="12.835cm" svg:height="5.333cm"/>
          <chart:axis chart:dimension="x" chart:name="primary-x" chart:style-name="ch4" chartooo:axis-type="auto">
            <chartooo:date-scale/>
            <chart:title svg:x="7.076cm" svg:y="8.029cm" chart:style-name="ch5">
              <text:p>Casos de estudio</text:p>
            </chart:title>
            <chart:categories table:cell-range-address="Hoja1.A31:Hoja1.A36"/>
          </chart:axis>
          <chart:axis chart:dimension="y" chart:name="primary-y" chart:style-name="ch6">
            <chart:title svg:x="0.451cm" svg:y="6.336cm" chart:style-name="ch7">
              <text:p>Kilobytes por segundo</text:p>
            </chart:title>
            <chart:grid chart:style-name="ch8" chart:class="major"/>
          </chart:axis>
          <chart:series chart:style-name="ch9" chart:values-cell-range-address="Hoja1.B31:Hoja1.B36" chart:label-cell-address="Hoja1.B30:Hoja1.B30" chart:class="chart:bar">
            <chart:data-point chart:style-name="ch10" chart:repeated="3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rate (KB/s)</text:p>
                <draw:g>
                  <svg:desc>Hoja1.B30:Hoja1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ª Máquina</text:p>
                <draw:g>
                  <svg:desc>Hoja1.A31:Hoja1.A36</svg:desc>
                </draw:g>
              </table:table-cell>
              <table:table-cell office:value-type="float" office:value="29829.57">
                <text:p>29829.57</text:p>
                <draw:g>
                  <svg:desc>Hoja1.B31:Hoja1.B36</svg:desc>
                </draw:g>
              </table:table-cell>
            </table:table-row>
            <table:table-row>
              <table:table-cell office:value-type="string">
                <text:p>2ª Máquina</text:p>
              </table:table-cell>
              <table:table-cell office:value-type="float" office:value="31309.17">
                <text:p>31309.17</text:p>
              </table:table-cell>
            </table:table-row>
            <table:table-row>
              <table:table-cell office:value-type="string">
                <text:p>3ª Máquina</text:p>
              </table:table-cell>
              <table:table-cell office:value-type="float" office:value="37500.04">
                <text:p>37500.04</text:p>
              </table:table-cell>
            </table:table-row>
            <table:table-row>
              <table:table-cell office:value-type="string">
                <text:p>4ª Máquina</text:p>
              </table:table-cell>
              <table:table-cell office:value-type="float" office:value="22293.02">
                <text:p>22293.02</text:p>
              </table:table-cell>
            </table:table-row>
            <table:table-row>
              <table:table-cell office:value-type="string">
                <text:p>5ª Máquina</text:p>
              </table:table-cell>
              <table:table-cell office:value-type="float" office:value="24180.51">
                <text:p>24180.51</text:p>
              </table:table-cell>
            </table:table-row>
            <table:table-row>
              <table:table-cell office:value-type="string">
                <text:p>6ª Máquina</text:p>
              </table:table-cell>
              <table:table-cell office:value-type="float" office:value="30334.03">
                <text:p>30334.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